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0b40" officeooo:paragraph-rsid="000c0b40"/>
    </style:style>
    <style:style style:name="P2" style:family="paragraph" style:parent-style-name="Standard">
      <style:text-properties officeooo:rsid="000db17e" officeooo:paragraph-rsid="000c0b40"/>
    </style:style>
    <style:style style:name="P3" style:family="paragraph" style:parent-style-name="Standard">
      <style:text-properties officeooo:rsid="000db17e" officeooo:paragraph-rsid="000db17e"/>
    </style:style>
    <style:style style:name="P4" style:family="paragraph" style:parent-style-name="Standard">
      <style:text-properties officeooo:rsid="000f67d6" officeooo:paragraph-rsid="000f67d6"/>
    </style:style>
    <style:style style:name="P5" style:family="paragraph" style:parent-style-name="Standard">
      <style:text-properties officeooo:rsid="0010e468" officeooo:paragraph-rsid="0010e468"/>
    </style:style>
    <style:style style:name="P6" style:family="paragraph" style:parent-style-name="Standard">
      <style:text-properties officeooo:rsid="00114334" officeooo:paragraph-rsid="00114334"/>
    </style:style>
    <style:style style:name="P7" style:family="paragraph" style:parent-style-name="Standard">
      <style:text-properties officeooo:rsid="000c0b40" officeooo:paragraph-rsid="001154c0"/>
    </style:style>
    <style:style style:name="P8" style:family="paragraph" style:parent-style-name="Standard">
      <style:paragraph-properties fo:line-height="200%" style:writing-mode="page"/>
      <style:text-properties fo:font-weight="bold" officeooo:rsid="001154c0" officeooo:paragraph-rsid="001154c0" style:font-weight-asian="bold" style:font-weight-complex="bold"/>
    </style:style>
    <style:style style:name="P9" style:family="paragraph" style:parent-style-name="Standard">
      <style:paragraph-properties fo:line-height="200%" fo:text-align="justify" style:justify-single-word="false" style:writing-mode="page"/>
      <style:text-properties fo:font-weight="bold" officeooo:rsid="001154c0" officeooo:paragraph-rsid="00130b76" style:font-weight-asian="bold" style:font-weight-complex="bold"/>
    </style:style>
    <style:style style:name="T1" style:family="text">
      <style:text-properties officeooo:rsid="0010e468"/>
    </style:style>
    <style:style style:name="T2" style:family="text">
      <style:text-properties officeooo:rsid="0011433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c0b40" style:font-weight-asian="normal" style:font-weight-complex="normal"/>
    </style:style>
    <style:style style:name="T5" style:family="text">
      <style:text-properties fo:font-weight="normal" officeooo:rsid="00123a12" style:font-weight-asian="normal" style:font-weight-complex="normal"/>
    </style:style>
    <style:style style:name="T6" style:family="text">
      <style:text-properties fo:font-weight="normal" officeooo:rsid="00130b76" style:font-weight-asian="normal" style:font-weight-complex="normal"/>
    </style:style>
    <style:style style:name="T7" style:family="text">
      <style:text-properties fo:font-weight="normal" officeooo:rsid="001349e8" style:font-weight-asian="normal" style:font-weight-complex="normal"/>
    </style:style>
    <style:style style:name="T8" style:family="text">
      <style:text-properties fo:font-weight="normal" officeooo:rsid="0013e009" style:font-weight-asian="normal" style:font-weight-complex="normal"/>
    </style:style>
    <style:style style:name="T9" style:family="text">
      <style:text-properties fo:font-weight="normal" officeooo:rsid="0013fc91" style:font-weight-asian="normal" style:font-weight-complex="normal"/>
    </style:style>
    <style:style style:name="T10" style:family="text">
      <style:text-properties officeooo:rsid="0013e0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ystem d'exploitation</text:p>
      <text:p text:style-name="P9"><text:tab/><text:span text:style-name="T3">Le Raspberry Pi est compatible avec plusieurs systems d'exploitations: Fedora, Ubuntu, </text:span><text:span text:style-name="T6">RISC OS, Devian,</text:span><text:span text:style-name="T3"> Windows 10 Iot Core et plusieurs autres. Le </text:span><text:span text:style-name="T5">principale </text:span><text:span text:style-name="T3">système d'exploitation </text:span><text:span text:style-name="T5">est </text:span><text:span text:style-name="T3">Raspbian, </text:span><text:span text:style-name="T5">il s'agit d'un</text:span><text:span text:style-name="T3"> </text:span><text:span text:style-name="T4">system d'exploitation Linux </text:span><text:span text:style-name="T3">basé sur Debian. </text:span><text:span text:style-name="T5">Raspbian </text:span><text:span text:style-name="T3">a été </text:span><text:span text:style-name="T5">développé par la fondation Raspberry Pi pour tiré le plus de puissance possible d</text:span><text:span text:style-name="T9">u</text:span><text:span text:style-name="T5"> CPU </text:span><text:span text:style-name="T9">ARM</text:span><text:span text:style-name="T3">. Comme </text:span><text:span text:style-name="T5">beaucoup d'autres éléments qui ont attrait au Raspberry Pi, celui-ci est gratuit et « Open Source ». Un autre système d'exploitation très </text:span><text:span text:style-name="T6">inportant à nommer est <text:s/></text:span><text:span text:style-name="T3">Windows 10 Iot Core. </text:span><text:span text:style-name="T6">Cette version de Windows a été optimisé pour fonctionner sur de petits appareils. Dans le développement de cet OS, Windows met ses efforts pour </text:span><text:span text:style-name="T7">supporter</text:span><text:span text:style-name="T6"> quatres cartes (boards) </text:span><text:span text:style-name="T7">. Le Raspberry Pi 2 et 3, le MinnowBoard Max et le DragonBoard 410c. Le DragonBoard 410c et le MinnowBoard Max coutent 75$ </text:span><text:span text:style-name="T9">pur l'un </text:span><text:span text:style-name="T7">et plus de 140$ </text:span><text:span text:style-name="T9">pour l'autre</text:span><text:span text:style-name="T7">. Le nano-ordinateurs le meilleur marché </text:span><text:span text:style-name="T9">sur lequel se concentre </text:span><text:span text:style-name="T7">Windows est donc le Raspberry Pi. Le fait qu'une multinationale comme Windows mette ainsi des efforts sur le Raspberry Pi montre que c'est un produit dans lequel il</text:span><text:span text:style-name="T8">s</text:span><text:span text:style-name="T7"> croi</text:span><text:span text:style-name="T8">en</text:span><text:span text:style-name="T7">t.</text:span></text:p>
      <text:p text:style-name="P7"><text:a xlink:type="simple" xlink:href="https://en.wikipedia.org/wiki/Raspbian" text:style-name="Internet_20_link" text:visited-style-name="Visited_20_Internet_20_Link"/></text:p>
      <text:p text:style-name="P7"><text:a xlink:type="simple" xlink:href="https://en.wikipedia.org/wiki/Raspbian" text:style-name="Internet_20_link" text:visited-style-name="Visited_20_Internet_20_Link">https://en.wikipedia.org/wiki/Raspbian</text:a></text:p>
      <text:p text:style-name="P1">Raspbian est un system d'exploitation Linux pour le Raspberry Pi. Il a été pensé pour tiré le meilleur du CPU. <text:s/>Celui-ci est basé sur le système d'exploitation Debian qui est lui même basé sur sur le développement de system d'exploitation sur des logiciels libres. </text:p>
      <text:p text:style-name="P2"/>
      <text:p text:style-name="P4"><text:a xlink:type="simple" xlink:href="https://developer.microsoft.com/en-us/windows/iot/docs/powershell" text:style-name="Internet_20_link" text:visited-style-name="Visited_20_Internet_20_Link">https://developer.microsoft.com/en-us/windows/iot/docs/powershell</text:a></text:p>
      <text:p text:style-name="P3">Windows 10 IOT est disponible pour le Raspberry Pi. C'est un system d'exploitation <text:span text:style-name="T1">optimiser pour les petits appareils avec ou sans écran.</text:span></text:p>
      <text:p text:style-name="P5"/>
      <text:p text:style-name="P5"><text:span text:style-name="T10">Les efforts de supportst sont sur q</text:span>uatre nanos-ordinateurs <text:span text:style-name="T10">en particulié. </text:span>Il s'agit du MinnowBoard Max, du DragonBoard 410c et bien entendu, du Rapberry Pi 3 et 2.</text:p>
      <text:p text:style-name="P5"/>
      <text:p text:style-name="P6">Azure permet de communiqué avec des millions d'appareil à partir du cloud de façon sécurisé.</text:p>
      <text:p text:style-name="P6">Windows 10 IOT a le Universal Windows Platform. Ceci garantie que les applications conformes au UWP vont être compatible sur les différentes machines UW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52S</meta:editing-duration>
    <meta:editing-cycles>9</meta:editing-cycles>
    <meta:generator>LibreOffice/5.3.0.3$Windows_X86_64 LibreOffice_project/7074905676c47b82bbcfbea1aeefc84afe1c50e1</meta:generator>
    <dc:date>2017-04-02T15:32:48.231000000</dc:date>
    <meta:document-statistic meta:table-count="0" meta:image-count="0" meta:object-count="0" meta:page-count="1" meta:paragraph-count="9" meta:word-count="319" meta:character-count="2066" meta:non-whitespace-character-count="1752"/>
    <meta:user-defined meta:name="Info 1"/>
    <meta:user-defined meta:name="Info 2"/>
    <meta:user-defined meta:name="Info 3"/>
    <meta:user-defined meta:name="Info 4"/>
  </office:meta>
</office:document-meta>
</file>